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tahoma, verdana, arial, sans-serif"/>
    <style:font-face style:name="TimesNewRomanPSMT" svg:font-family="TimesNewRomanPSMT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roperties" style:family="table">
      <style:table-properties style:width="17cm" fo:margin-top="1cm" fo:margin-bottom="1cm" table:align="center" style:may-break-between-rows="false"/>
    </style:style>
    <style:style style:name="Properties.A" style:family="table-column">
      <style:table-column-properties style:column-width="8.5cm"/>
    </style:style>
    <style:style style:name="Properties.A1" style:family="table-cell">
      <style:table-cell-properties fo:background-color="transparent" fo:padding="0.097cm" fo:border="none">
        <style:background-image/>
      </style:table-cell-properties>
    </style:style>
    <style:style style:name="Properties.B1" style:family="table-cell">
      <style:table-cell-properties fo:padding="0.097cm" fo:border="none"/>
    </style:style>
    <style:style style:name="Properties.B3" style:family="table-cell" style:data-style-name="N37">
      <style:table-cell-properties fo:padding="0.097cm" fo:border="none"/>
    </style:style>
    <style:style style:name="Properties.B4" style:family="table-cell" style:data-style-name="N0">
      <style:table-cell-properties fo:padding="0.097cm" fo:border="none"/>
    </style:style>
    <style:style style:name="Tests" style:family="table">
      <style:table-properties style:width="17.011cm" fo:margin-left="0cm" table:align="left"/>
    </style:style>
    <style:style style:name="Tests.A" style:family="table-column">
      <style:table-column-properties style:column-width="2.427cm"/>
    </style:style>
    <style:style style:name="Tests.F" style:family="table-column">
      <style:table-column-properties style:column-width="2.439cm"/>
    </style:style>
    <style:style style:name="Tests.G" style:family="table-column">
      <style:table-column-properties style:column-width="2.436cm"/>
    </style:style>
    <style:style style:name="Tes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s.G1" style:family="table-cell">
      <style:table-cell-properties fo:padding="0.097cm" fo:border="0.002cm solid #000000"/>
    </style:style>
    <style:style style:name="Tests.A2" style:family="table-cell">
      <style:table-cell-properties fo:padding="0.097cm" fo:border-left="0.002cm solid #000000" fo:border-right="none" fo:border-top="none" fo:border-bottom="0.002cm solid #000000"/>
    </style:style>
    <style:style style:name="Test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11cm" fo:margin-left="0cm" table:align="left"/>
    </style:style>
    <style:style style:name="Table1.A" style:family="table-column">
      <style:table-column-properties style:column-width="2.427cm"/>
    </style:style>
    <style:style style:name="Table1.F" style:family="table-column">
      <style:table-column-properties style:column-width="2.439cm"/>
    </style:style>
    <style:style style:name="Table1.G" style:family="table-column">
      <style:table-column-properties style:column-width="2.43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1cm" fo:margin-left="0cm" table:align="left"/>
    </style:style>
    <style:style style:name="Table2.A" style:family="table-column">
      <style:table-column-properties style:column-width="2.427cm"/>
    </style:style>
    <style:style style:name="Table2.F" style:family="table-column">
      <style:table-column-properties style:column-width="2.439cm"/>
    </style:style>
    <style:style style:name="Table2.G" style:family="table-column">
      <style:table-column-properties style:column-width="2.436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11cm" fo:margin-left="0cm" table:align="left"/>
    </style:style>
    <style:style style:name="Table4.A" style:family="table-column">
      <style:table-column-properties style:column-width="2.427cm"/>
    </style:style>
    <style:style style:name="Table4.F" style:family="table-column">
      <style:table-column-properties style:column-width="2.439cm"/>
    </style:style>
    <style:style style:name="Table4.G" style:family="table-column">
      <style:table-column-properties style:column-width="2.436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1cm" fo:margin-left="0cm" table:align="left"/>
    </style:style>
    <style:style style:name="Table3.A" style:family="table-column">
      <style:table-column-properties style:column-width="2.427cm"/>
    </style:style>
    <style:style style:name="Table3.F" style:family="table-column">
      <style:table-column-properties style:column-width="2.439cm"/>
    </style:style>
    <style:style style:name="Table3.G" style:family="table-column">
      <style:table-column-properties style:column-width="2.4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011cm" fo:margin-left="0cm" table:align="left"/>
    </style:style>
    <style:style style:name="Table6.A" style:family="table-column">
      <style:table-column-properties style:column-width="2.427cm"/>
    </style:style>
    <style:style style:name="Table6.F" style:family="table-column">
      <style:table-column-properties style:column-width="2.439cm"/>
    </style:style>
    <style:style style:name="Table6.G" style:family="table-column">
      <style:table-column-properties style:column-width="2.436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G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1cm" fo:margin-left="0cm" table:align="left"/>
    </style:style>
    <style:style style:name="Table5.A" style:family="table-column">
      <style:table-column-properties style:column-width="2.427cm"/>
    </style:style>
    <style:style style:name="Table5.F" style:family="table-column">
      <style:table-column-properties style:column-width="2.439cm"/>
    </style:style>
    <style:style style:name="Table5.G" style:family="table-column">
      <style:table-column-properties style:column-width="2.436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022cm" fo:margin-left="0cm" fo:margin-right="-0.021cm" table:align="margins"/>
    </style:style>
    <style:style style:name="Table7.A" style:family="table-column">
      <style:table-column-properties style:column-width="2.425cm" style:rel-column-width="9338*"/>
    </style:style>
    <style:style style:name="Table7.B" style:family="table-column">
      <style:table-column-properties style:column-width="2.425cm" style:rel-column-width="9339*"/>
    </style:style>
    <style:style style:name="Table7.D" style:family="table-column">
      <style:table-column-properties style:column-width="2.427cm" style:rel-column-width="9345*"/>
    </style:style>
    <style:style style:name="Table7.F" style:family="table-column">
      <style:table-column-properties style:column-width="2.447cm" style:rel-column-width="9418*"/>
    </style:style>
    <style:style style:name="Table7.G" style:family="table-column">
      <style:table-column-properties style:column-width="2.447cm" style:rel-column-width="9417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011cm" fo:margin-left="0cm" table:align="left"/>
    </style:style>
    <style:style style:name="Table11.A" style:family="table-column">
      <style:table-column-properties style:column-width="2.427cm"/>
    </style:style>
    <style:style style:name="Table11.F" style:family="table-column">
      <style:table-column-properties style:column-width="2.439cm"/>
    </style:style>
    <style:style style:name="Table11.G" style:family="table-column">
      <style:table-column-properties style:column-width="2.436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G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011cm" fo:margin-left="0cm" table:align="left"/>
    </style:style>
    <style:style style:name="Table12.A" style:family="table-column">
      <style:table-column-properties style:column-width="2.427cm"/>
    </style:style>
    <style:style style:name="Table12.F" style:family="table-column">
      <style:table-column-properties style:column-width="2.439cm"/>
    </style:style>
    <style:style style:name="Table12.G" style:family="table-column">
      <style:table-column-properties style:column-width="2.436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G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views" style:family="table">
      <style:table-properties style:width="17cm" table:align="margins"/>
    </style:style>
    <style:style style:name="views.A" style:family="table-column">
      <style:table-column-properties style:column-width="2.429cm" style:rel-column-width="9361*"/>
    </style:style>
    <style:style style:name="views.B" style:family="table-column">
      <style:table-column-properties style:column-width="2.429cm" style:rel-column-width="9362*"/>
    </style:style>
    <style:style style:name="views.F" style:family="table-column">
      <style:table-column-properties style:column-width="2.429cm" style:rel-column-width="9365*"/>
    </style:style>
    <style:style style:name="views.G" style:family="table-column">
      <style:table-column-properties style:column-width="2.429cm" style:rel-column-width="9363*"/>
    </style:style>
    <style:style style:name="view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iews.G1" style:family="table-cell">
      <style:table-cell-properties fo:padding="0.097cm" fo:border="0.002cm solid #000000"/>
    </style:style>
    <style:style style:name="views.A2" style:family="table-cell">
      <style:table-cell-properties fo:padding="0.097cm" fo:border-left="0.002cm solid #000000" fo:border-right="none" fo:border-top="none" fo:border-bottom="0.002cm solid #000000"/>
    </style:style>
    <style:style style:name="view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Changes" style:family="table">
      <style:table-properties style:width="17cm" style:rel-width="100%" table:align="center"/>
    </style:style>
    <style:style style:name="Changes.A" style:family="table-column">
      <style:table-column-properties style:column-width="2.499cm" style:rel-column-width="1417*"/>
    </style:style>
    <style:style style:name="Changes.B" style:family="table-column">
      <style:table-column-properties style:column-width="2.591cm" style:rel-column-width="1469*"/>
    </style:style>
    <style:style style:name="Changes.C" style:family="table-column">
      <style:table-column-properties style:column-width="2.637cm" style:rel-column-width="1495*"/>
    </style:style>
    <style:style style:name="Changes.D" style:family="table-column">
      <style:table-column-properties style:column-width="5.5cm" style:rel-column-width="3118*"/>
    </style:style>
    <style:style style:name="Changes.E" style:family="table-column">
      <style:table-column-properties style:column-width="3.773cm" style:rel-column-width="2139*"/>
    </style:style>
    <style:style style:name="Changes.1" style:family="table-row">
      <style:table-row-properties style:keep-together="false" fo:keep-together="always"/>
    </style:style>
    <style:style style:name="Changes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hanges.E1" style:family="table-cell">
      <style:table-cell-properties fo:background-color="transparent" fo:padding="0.097cm" fo:border="0.002cm solid #000000">
        <style:background-image/>
      </style:table-cell-properties>
    </style:style>
    <style:style style:name="Changes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hanges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Changes.A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hanges.C5" style:family="table-cell" style:data-style-name="N37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ignature">
      <style:paragraph-properties fo:text-align="center" style:justify-single-word="false"/>
    </style:style>
    <style:style style:name="P2" style:family="paragraph" style:parent-style-name="Signature">
      <style:paragraph-properties fo:text-align="start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ubtitle" style:master-page-name="First_20_Page">
      <style:paragraph-properties style:page-number="auto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style:use-window-font-color="true" style:font-name="DejaVu Sans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.15cm" fo:border="0.002cm solid #666666" style:shadow="non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ConfigurationRefrence"/>
        <text:variable-decl office:value-type="string" text:name="VersionNumber"/>
        <text:variable-decl office:value-type="string" text:name="DocumentStatus"/>
        <text:variable-decl office:value-type="string" text:name="Author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ubject>The Software Development Life Cycle - Group Project</text:subject></text:p>
      <text:p text:style-name="Title">Test Specification</text:p>
      <table:table table:name="Properties" table:style-name="Properties">
        <table:table-column table:style-name="Properties.A" table:number-columns-repeated="2"/>
        <table:table-row>
          <table:table-cell table:style-name="Properties.A1" office:value-type="string">
            <text:p text:style-name="P5">Author</text:p>
          </table:table-cell>
          <table:table-cell table:style-name="Properties.B1" office:value-type="string">
            <text:p text:style-name="Table_20_Contents">Adrian Gawryszewski/Daniel Stuessy</text:p>
          </table:table-cell>
        </table:table-row>
        <table:table-row>
          <table:table-cell table:style-name="Properties.A1" office:value-type="string">
            <text:p text:style-name="P5">Configuration Reference</text:p>
          </table:table-cell>
          <table:table-cell table:style-name="Properties.B1" office:value-type="string">
            <text:p text:style-name="Table_20_Contents"><text:variable-set text:name="ConfigurationRefrence" office:value-type="string">SE_07_taskid_subtaskid</text:variable-set></text:p>
          </table:table-cell>
        </table:table-row>
        <table:table-row>
          <table:table-cell table:style-name="Properties.B1" office:value-type="string">
            <text:p text:style-name="P5">Last Updated</text:p>
          </table:table-cell>
          <table:table-cell table:style-name="Properties.B3" office:value-type="date" office:date-value="2013-02-17">
            <text:p text:style-name="Table_20_Contents">17/02/13</text:p>
          </table:table-cell>
        </table:table-row>
        <table:table-row>
          <table:table-cell table:style-name="Properties.B1" office:value-type="string">
            <text:p text:style-name="P5">Version Number</text:p>
          </table:table-cell>
          <table:table-cell table:style-name="Properties.B4" office:value-type="float" office:value="1.3">
            <text:p text:style-name="Table_20_Contents">1.3</text:p>
          </table:table-cell>
        </table:table-row>
        <table:table-row>
          <table:table-cell table:style-name="Properties.B1" office:value-type="string">
            <text:p text:style-name="P5">Document State</text:p>
          </table:table-cell>
          <table:table-cell table:style-name="Properties.B1" office:value-type="string">
            <text:p text:style-name="Table_20_Contents">Release</text:p>
          </table:table-cell>
        </table:table-row>
      </table:table>
      <text:p text:style-name="P1"><draw:frame draw:style-name="fr1" draw:name="Frame1" text:anchor-type="paragraph" fo:min-width="8.5cm" style:rel-width="50%" draw:z-index="0"><draw:text-box fo:min-height="0.499cm"><text:p text:style-name="P2">Department of Computer Science</text:p><text:p text:style-name="P2">Aberystwyth University</text:p><text:p text:style-name="P2">Aberystwyth</text:p><text:p text:style-name="P2">Ceredigion</text:p><text:p text:style-name="P2">SY23 3DB</text:p><text:p text:style-name="P2"/><text:p text:style-name="P1">Copyright © Aberystwyth University 2012-13</text:p></draw:text-box></draw:frame></text:p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8">Table of Contents</text:p>
          </text:index-title>
          <text:p text:style-name="P10"><text:a xlink:type="simple" xlink:href="#__RefHeading__262_1460911605" text:style-name="Index_20_Link" text:visited-style-name="Index_20_Link">1 INTRODUCTION<text:tab/>3</text:a></text:p>
          <text:p text:style-name="P9"><text:a xlink:type="simple" xlink:href="#__RefHeading__1413_1460911605" text:style-name="Index_20_Link" text:visited-style-name="Index_20_Link">1.1 Purpose of this document<text:tab/>3</text:a></text:p>
          <text:p text:style-name="P9"><text:a xlink:type="simple" xlink:href="#__RefHeading__1415_1460911605" text:style-name="Index_20_Link" text:visited-style-name="Index_20_Link">1.2 Scope<text:tab/>3</text:a></text:p>
          <text:p text:style-name="P9"><text:a xlink:type="simple" xlink:href="#__RefHeading__1417_1460911605" text:style-name="Index_20_Link" text:visited-style-name="Index_20_Link">1.3 Objectives<text:tab/>3</text:a></text:p>
          <text:p text:style-name="P10"><text:a xlink:type="simple" xlink:href="#__RefHeading__1419_1460911605" text:style-name="Index_20_Link" text:visited-style-name="Index_20_Link">2 DOCUMENT CONTENT<text:tab/>3</text:a></text:p>
          <text:p text:style-name="P10"><text:a xlink:type="simple" xlink:href="#__RefHeading__1633_1460911605" text:style-name="Index_20_Link" text:visited-style-name="Index_20_Link">3 REFERENCES<text:tab/>3</text:a></text:p>
          <text:p text:style-name="P10"><text:a xlink:type="simple" xlink:href="#__RefHeading__1423_1460911605" text:style-name="Index_20_Link" text:visited-style-name="Index_20_Link">4 DOCUMENT CHANGE HISTORY<text:tab/>3</text:a></text:p>
        </text:index-body>
      </text:table-of-content>
      <text:p text:style-name="P1"/>
      <text:h text:style-name="P14" text:outline-level="1"><text:bookmark text:name="__RefHeading__262_1460911605"/>INTRODUCTION<text:bookmark-end text:name="__RefHeading__262_1460911605"/></text:h>
      <text:h text:style-name="Heading_20_2" text:outline-level="2"><text:bookmark text:name="__RefHeading__1413_1460911605"/>Purpose of this document<text:bookmark-end text:name="__RefHeading__1413_1460911605"/></text:h>
      <text:p text:style-name="Text_20_body">The purpose of this document is to provide a customer with a list of test to exercise a web game engine. </text:p>
      <text:h text:style-name="Heading_20_2" text:outline-level="2"><text:bookmark text:name="__RefHeading__1415_1460911605"/>Scope<text:bookmark-end text:name="__RefHeading__1415_1460911605"/></text:h>
      <text:p text:style-name="Text_20_body">This document specifies standard tests customers should perform to check the quality of the Monster Mash game. All tests contain a description of which type of action should be taken, the expected result and pass criteria. </text:p>
      <text:h text:style-name="Heading_20_2" text:outline-level="2"><text:bookmark text:name="__RefHeading__1417_1460911605"/>Objectives<text:bookmark-end text:name="__RefHeading__1417_1460911605"/></text:h>
      <text:p text:style-name="Text_20_body">To describe the plan for testing and pass criteria.</text:p>
      <text:h text:style-name="Heading_20_1" text:outline-level="1"><text:bookmark text:name="__RefHeading__1419_1460911605"/>DOCUMENT CONTENT<text:bookmark-end text:name="__RefHeading__1419_1460911605"/></text:h>
      <text:p text:style-name="Text_20_body"/>
      <text:p text:style-name="P13">Register/Unregister</text:p>
      <table:table table:name="Tests" table:style-name="Tests">
        <table:table-column table:style-name="Tests.A" table:number-columns-repeated="5"/>
        <table:table-column table:style-name="Tests.F"/>
        <table:table-column table:style-name="Tests.G"/>
        <table:table-row>
          <table:table-cell table:style-name="Tests.A1" office:value-type="string">
            <text:p text:style-name="P7">Test Ref</text:p>
          </table:table-cell>
          <table:table-cell table:style-name="Tests.A1" office:value-type="string">
            <text:p text:style-name="P7">Req. being tested</text:p>
          </table:table-cell>
          <table:table-cell table:style-name="Tests.A1" office:value-type="string">
            <text:p text:style-name="P7">Text Content</text:p>
          </table:table-cell>
          <table:table-cell table:style-name="Tests.A1" office:value-type="string">
            <text:p text:style-name="P7">Input</text:p>
          </table:table-cell>
          <table:table-cell table:style-name="Tests.A1" office:value-type="string">
            <text:p text:style-name="P7">Output</text:p>
          </table:table-cell>
          <table:table-cell table:style-name="Tests.A1" office:value-type="string">
            <text:p text:style-name="P7">Pass criteria</text:p>
          </table:table-cell>
          <table:table-cell table:style-name="Tests.G1" office:value-type="string">
            <text:p text:style-name="P7">Pass/fail</text:p>
          </table:table-cell>
        </table:table-row>
        <table:table-row>
          <table:table-cell table:style-name="Tests.A2" office:value-type="string">
            <text:p text:style-name="P7">T-SN-01</text:p>
          </table:table-cell>
          <table:table-cell table:style-name="Tests.A2" office:value-type="string">
            <text:p text:style-name="P7">FR6</text:p>
          </table:table-cell>
          <table:table-cell table:style-name="Tests.A2" office:value-type="string">
            <text:p text:style-name="P7">Check if “register” button works.</text:p>
          </table:table-cell>
          <table:table-cell table:style-name="Tests.A2" office:value-type="string">
            <text:p text:style-name="P7">Press register button on a main page.</text:p>
          </table:table-cell>
          <table:table-cell table:style-name="Tests.A2" office:value-type="string">
            <text:p text:style-name="P7">A new page with <text:s/>fields to fill in e.g. username and password occurs. </text:p>
          </table:table-cell>
          <table:table-cell table:style-name="Tests.A2" office:value-type="string">
            <text:p text:style-name="P7">Redirection to a new page.</text:p>
          </table:table-cell>
          <table:table-cell table:style-name="Tests.G2" office:value-type="string">
            <text:p text:style-name="P7">Pass</text:p>
          </table:table-cell>
        </table:table-row>
        <table:table-row>
          <table:table-cell table:style-name="Tests.A2" office:value-type="string">
            <text:p text:style-name="P7">T-SN-02</text:p>
          </table:table-cell>
          <table:table-cell table:style-name="Tests.A2" office:value-type="string">
            <text:p text:style-name="P7">FR6</text:p>
          </table:table-cell>
          <table:table-cell table:style-name="Tests.A2" office:value-type="string">
            <text:p text:style-name="P7">Check if system will register an account without filling in any data on the register page.</text:p>
          </table:table-cell>
          <table:table-cell table:style-name="Tests.A2" office:value-type="string">
            <text:p text:style-name="P7">Enter no data on the registration page and then press “continue” button.</text:p>
          </table:table-cell>
          <table:table-cell table:style-name="Tests.A2" office:value-type="string">
            <text:p text:style-name="P7">Error message warns of missing data. </text:p>
          </table:table-cell>
          <table:table-cell table:style-name="Tests.A2" office:value-type="string">
            <text:p text:style-name="P7">Error message displayed on a page. Account not added to a server.</text:p>
          </table:table-cell>
          <table:table-cell table:style-name="Tests.G2" office:value-type="string">
            <text:p text:style-name="P7">Pass</text:p>
          </table:table-cell>
        </table:table-row>
        <table:table-row>
          <table:table-cell table:style-name="Tests.A2" office:value-type="string">
            <text:p text:style-name="P7">T-SN-03</text:p>
          </table:table-cell>
          <table:table-cell table:style-name="Tests.A2" office:value-type="string">
            <text:p text:style-name="P7">FR6</text:p>
          </table:table-cell>
          <table:table-cell table:style-name="Tests.A2" office:value-type="string">
            <text:p text:style-name="P7">Check if system will register an account with some data missing e.g. password.</text:p>
          </table:table-cell>
          <table:table-cell table:style-name="Tests.A2" office:value-type="string">
            <text:p text:style-name="P7">Fill in all fields beside password field and press “continue” button.</text:p>
          </table:table-cell>
          <table:table-cell table:style-name="Tests.A2" office:value-type="string">
            <text:p text:style-name="P7">Error message warns of missing data. </text:p>
          </table:table-cell>
          <table:table-cell table:style-name="Tests.A2" office:value-type="string">
            <text:p text:style-name="P7">Error message displayed on a page. Account not added to a server.</text:p>
          </table:table-cell>
          <table:table-cell table:style-name="Tests.G2" office:value-type="string">
            <text:p text:style-name="P7">Pass</text:p>
          </table:table-cell>
        </table:table-row>
      </table:table>
      <text:p text:style-name="Text_20_body"/>
      <text:p text:style-name="Text_20_body"><text:soft-page-break/></text:p>
      <table:table table:name="Table1" table:style-name="Table1">
        <table:table-column table:style-name="Table1.A" table:number-columns-repeated="5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7">Test ref</text:p>
            </table:table-cell>
            <table:table-cell table:style-name="Table1.A1" office:value-type="string">
              <text:p text:style-name="P7">Req. being tested</text:p>
            </table:table-cell>
            <table:table-cell table:style-name="Table1.A1" office:value-type="string">
              <text:p text:style-name="P7">Text content</text:p>
            </table:table-cell>
            <table:table-cell table:style-name="Table1.A1" office:value-type="string">
              <text:p text:style-name="P7">Input</text:p>
            </table:table-cell>
            <table:table-cell table:style-name="Table1.A1" office:value-type="string">
              <text:p text:style-name="P7">Output</text:p>
            </table:table-cell>
            <table:table-cell table:style-name="Table1.A1" office:value-type="string">
              <text:p text:style-name="P7">Pass criteria</text:p>
            </table:table-cell>
            <table:table-cell table:style-name="Table1.G1" office:value-type="string">
              <text:p text:style-name="P7">Pass/Fail</text:p>
            </table:table-cell>
          </table:table-row>
        </table:table-header-rows>
        <table:table-row>
          <table:table-cell table:style-name="Table1.A2" office:value-type="string">
            <text:p text:style-name="P7">T-SN-04</text:p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Check if system will register an account when confirm password field differs to password.</text:p>
          </table:table-cell>
          <table:table-cell table:style-name="Table1.A2" office:value-type="string">
            <text:p text:style-name="P7">Fill in all data., but misspell “confirm password” field, so that it differs to password.</text:p>
          </table:table-cell>
          <table:table-cell table:style-name="Table1.A2" office:value-type="string">
            <text:p text:style-name="P7">Error message warns of incorrect <text:s/>data. </text:p>
          </table:table-cell>
          <table:table-cell table:style-name="Table1.A2" office:value-type="string">
            <text:p text:style-name="P7">Error message displayed on a page. Account not added to a server.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-SN-05</text:p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Check if system will register an account when login already in use.</text:p>
          </table:table-cell>
          <table:table-cell table:style-name="Table1.A2" office:value-type="string">
            <text:p text:style-name="P7">Fill in login that is already in use on a registration page and click “continue” button.</text:p>
          </table:table-cell>
          <table:table-cell table:style-name="Table1.A2" office:value-type="string">
            <text:p text:style-name="P7">Error message warns of existing account.</text:p>
          </table:table-cell>
          <table:table-cell table:style-name="Table1.A2" office:value-type="string">
            <text:p text:style-name="P7">Error message displayed. Account not added to a server.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-SN-06</text:p>
          </table:table-cell>
          <table:table-cell table:style-name="Table1.A2" office:value-type="string">
            <text:p text:style-name="P7"><text:s/>FR1</text:p>
          </table:table-cell>
          <table:table-cell table:style-name="Table1.A2" office:value-type="string">
            <text:p text:style-name="P7">Check if system will register an account when all the data is filled in correctly.</text:p>
          </table:table-cell>
          <table:table-cell table:style-name="Table1.A2" office:value-type="string">
            <text:p text:style-name="P7">Fill in all the data properly and press ”continue” button.</text:p>
          </table:table-cell>
          <table:table-cell table:style-name="Table1.A2" office:value-type="string">
            <text:p text:style-name="P7">A new window occurs, telling that account has been added successfully. </text:p>
          </table:table-cell>
          <table:table-cell table:style-name="Table1.A2" office:value-type="string">
            <text:p text:style-name="P7">New window with positive message occurs. Account added to a server.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-SN-07</text:p>
          </table:table-cell>
          <table:table-cell table:style-name="Table1.A2" office:value-type="string">
            <text:p text:style-name="P7">FR6</text:p>
            <text:p text:style-name="P7"/>
          </table:table-cell>
          <table:table-cell table:style-name="Table1.A2" office:value-type="string">
            <text:p text:style-name="P7">Check if “unregister” <text:s/>works.</text:p>
          </table:table-cell>
          <table:table-cell table:style-name="Table1.A2" office:value-type="string">
            <text:p text:style-name="P7">Go to MyProfile and press “unregister” button.</text:p>
          </table:table-cell>
          <table:table-cell table:style-name="Table1.A2" office:value-type="string">
            <text:p text:style-name="P7">A new page occurs with some fields to fill in e.g. username, password.</text:p>
          </table:table-cell>
          <table:table-cell table:style-name="Table1.A2" office:value-type="string">
            <text:p text:style-name="P7">Redirection to a new page.</text:p>
          </table:table-cell>
          <table:table-cell table:style-name="Table1.G2" office:value-type="string">
            <text:p text:style-name="P7">Fail – we wrote a servlet that should deal with unregister, but it doesn't work properly. </text:p>
          </table:table-cell>
        </table:table-row>
      </table:table>
      <text:p text:style-name="Text_20_body"/>
      <text:p text:style-name="Text_20_body"/>
      <text:p text:style-name="P13">Login/Log off</text:p>
      <table:table table:name="Table2" table:style-name="Table2">
        <table:table-column table:style-name="Table2.A" table:number-columns-repeated="5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P7">Test ref</text:p>
            </table:table-cell>
            <table:table-cell table:style-name="Table2.A1" office:value-type="string">
              <text:p text:style-name="P7">Req. being tested</text:p>
            </table:table-cell>
            <table:table-cell table:style-name="Table2.A1" office:value-type="string">
              <text:p text:style-name="P7">Text content</text:p>
            </table:table-cell>
            <table:table-cell table:style-name="Table2.A1" office:value-type="string">
              <text:p text:style-name="P7">Input</text:p>
            </table:table-cell>
            <table:table-cell table:style-name="Table2.A1" office:value-type="string">
              <text:p text:style-name="P7">Output</text:p>
            </table:table-cell>
            <table:table-cell table:style-name="Table2.A1" office:value-type="string">
              <text:p text:style-name="P7">Pass criteria</text:p>
            </table:table-cell>
            <table:table-cell table:style-name="Table2.G1" office:value-type="string">
              <text:p text:style-name="P7"/>
            </table:table-cell>
          </table:table-row>
        </table:table-header-rows>
        <table:table-row>
          <table:table-cell table:style-name="Table2.A2" office:value-type="string">
            <text:p text:style-name="P7">T-SN-11</text:p>
          </table:table-cell>
          <table:table-cell table:style-name="Table2.A2" office:value-type="string">
            <text:p text:style-name="P7">FR1</text:p>
          </table:table-cell>
          <table:table-cell table:style-name="Table2.A2" office:value-type="string">
            <text:p text:style-name="P7">Check if system lets user login without username and password</text:p>
          </table:table-cell>
          <table:table-cell table:style-name="Table2.A2" office:value-type="string">
            <text:p text:style-name="P7">Fill in nothing and press “login” button.</text:p>
          </table:table-cell>
          <table:table-cell table:style-name="Table2.A2" office:value-type="string">
            <text:p text:style-name="P7">Error message warns of incorrect login or password. </text:p>
          </table:table-cell>
          <table:table-cell table:style-name="Table2.A2" office:value-type="string">
            <text:p text:style-name="P7">Error message on a page. Login fails.</text:p>
          </table:table-cell>
          <table:table-cell table:style-name="Table2.G2" office:value-type="string">
            <text:p text:style-name="P7">Pass</text:p>
          </table:table-cell>
        </table:table-row>
        <text:soft-page-break/>
        <table:table-row>
          <table:table-cell table:style-name="Table2.A2" office:value-type="string">
            <text:p text:style-name="P7">T-SN-12</text:p>
          </table:table-cell>
          <table:table-cell table:style-name="Table2.A2" office:value-type="string">
            <text:p text:style-name="P7">FR1</text:p>
          </table:table-cell>
          <table:table-cell table:style-name="Table2.A2" office:value-type="string">
            <text:p text:style-name="P7">Check if system lets user <text:s/>log in, if one field is empty. </text:p>
          </table:table-cell>
          <table:table-cell table:style-name="Table2.A2" office:value-type="string">
            <text:p text:style-name="P7">Fill in only one field. Press “login” button.</text:p>
          </table:table-cell>
          <table:table-cell table:style-name="Table2.A2" office:value-type="string">
            <text:p text:style-name="P7">Error message warns of incorrect password or login.</text:p>
          </table:table-cell>
          <table:table-cell table:style-name="Table2.A2" office:value-type="string">
            <text:p text:style-name="P7">Error message on a page. Login fails.</text:p>
          </table:table-cell>
          <table:table-cell table:style-name="Table2.G2" office:value-type="string">
            <text:p text:style-name="P7">Pass</text:p>
          </table:table-cell>
        </table:table-row>
        <table:table-row>
          <table:table-cell table:style-name="Table2.A2" office:value-type="string">
            <text:p text:style-name="P7">T-SN-13</text:p>
          </table:table-cell>
          <table:table-cell table:style-name="Table2.A2" office:value-type="string">
            <text:p text:style-name="P7">FR1</text:p>
          </table:table-cell>
          <table:table-cell table:style-name="Table2.A2" office:value-type="string">
            <text:p text:style-name="P7">Check if system lets user login when password is incorrect.</text:p>
          </table:table-cell>
          <table:table-cell table:style-name="Table2.A2" office:value-type="string">
            <text:p text:style-name="P7">Fill in both fields, but misspell password. Press “login” button.</text:p>
          </table:table-cell>
          <table:table-cell table:style-name="Table2.A2" office:value-type="string">
            <text:p text:style-name="P7">Error message warns of incorrect login or password.</text:p>
          </table:table-cell>
          <table:table-cell table:style-name="Table2.A2" office:value-type="string">
            <text:p text:style-name="P7">Error message on a page. Login fails.</text:p>
          </table:table-cell>
          <table:table-cell table:style-name="Table2.G2" office:value-type="string">
            <text:p text:style-name="P7">Pass</text:p>
          </table:table-cell>
        </table:table-row>
        <table:table-row>
          <table:table-cell table:style-name="Table2.A2" office:value-type="string">
            <text:p text:style-name="P7">T-SN-14</text:p>
          </table:table-cell>
          <table:table-cell table:style-name="Table2.A2" office:value-type="string">
            <text:p text:style-name="P7">FR6</text:p>
          </table:table-cell>
          <table:table-cell table:style-name="Table2.A2" office:value-type="string">
            <text:p text:style-name="P7">Check if system lets user log off when “log off” button is pressed.</text:p>
          </table:table-cell>
          <table:table-cell table:style-name="Table2.A2" office:value-type="string">
            <text:p text:style-name="P7">When logged in press “log off” button in the top-left corner.</text:p>
          </table:table-cell>
          <table:table-cell table:style-name="Table2.A2" office:value-type="string">
            <text:p text:style-name="P7">The home page occurs.</text:p>
          </table:table-cell>
          <table:table-cell table:style-name="Table2.A2" office:value-type="string">
            <text:p text:style-name="P7">Home page occurs. User logged off. </text:p>
          </table:table-cell>
          <table:table-cell table:style-name="Table2.G2" office:value-type="string">
            <text:p text:style-name="P7">Pass</text:p>
          </table:table-cell>
        </table:table-row>
      </table:table>
      <text:p text:style-name="Standard"/>
      <text:p text:style-name="P12">Offers:</text:p>
      <text:p text:style-name="P12"/>
      <text:p text:style-name="P11">Assumptions:</text:p>
      <text:p text:style-name="P11"/>
      <text:p text:style-name="P11">To perform some of the tests below we have to assume, that we have created at least two accounts. It will help us to inspect interactions between accounts and </text:p>
      <text:p text:style-name="P11">check, if the fight engine works properly. To make it easier we will create accounts test1 and test2.</text:p>
      <text:p text:style-name="P11"/>
      <text:p text:style-name="P11"/>
      <text:p text:style-name="P12">Add/remove friend</text:p>
      <table:table table:name="Table4" table:style-name="Table4">
        <table:table-column table:style-name="Table4.A" table:number-columns-repeated="5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7">Test ref</text:p>
            </table:table-cell>
            <table:table-cell table:style-name="Table4.A1" office:value-type="string">
              <text:p text:style-name="P7">Req. being tested</text:p>
            </table:table-cell>
            <table:table-cell table:style-name="Table4.A1" office:value-type="string">
              <text:p text:style-name="P7">Text content</text:p>
            </table:table-cell>
            <table:table-cell table:style-name="Table4.A1" office:value-type="string">
              <text:p text:style-name="P7">Input</text:p>
            </table:table-cell>
            <table:table-cell table:style-name="Table4.A1" office:value-type="string">
              <text:p text:style-name="P7">Output</text:p>
            </table:table-cell>
            <table:table-cell table:style-name="Table4.A1" office:value-type="string">
              <text:p text:style-name="P7">Pass criteria</text:p>
            </table:table-cell>
            <table:table-cell table:style-name="Table4.G1" office:value-type="string">
              <text:p text:style-name="P7">Pass/Fail</text:p>
            </table:table-cell>
          </table:table-row>
        </table:table-header-rows>
        <table:table-row>
          <table:table-cell table:style-name="Table4.A2" office:value-type="string">
            <text:p text:style-name="P7">T-SN-15</text:p>
          </table:table-cell>
          <table:table-cell table:style-name="Table4.A2" office:value-type="string">
            <text:p text:style-name="P7">FR9</text:p>
          </table:table-cell>
          <table:table-cell table:style-name="Table4.A2" office:value-type="string">
            <text:p text:style-name="P7">Check if system sends an “add friend” request. This requires to check if target <text:s/>friend's details are correct.</text:p>
          </table:table-cell>
          <table:table-cell table:style-name="Table4.A2" office:value-type="string">
            <text:p text:style-name="P7">Go to test1 and in the “add friend” field type in test2(friend you want to add) and press “add friend” button.</text:p>
          </table:table-cell>
          <table:table-cell table:style-name="Table4.A2" office:value-type="string">
            <text:p text:style-name="P7">Test1: Message occurs saying that message was sent.</text:p>
            <text:p text:style-name="P7">Test 2: Add friend request occurs in offers window.</text:p>
          </table:table-cell>
          <table:table-cell table:style-name="Table4.A2" office:value-type="string">
            <text:p text:style-name="P7">Request sent from test1. Request received on test 2.</text:p>
          </table:table-cell>
          <table:table-cell table:style-name="Table4.G2" office:value-type="string">
            <text:p text:style-name="P7">Fail – we <text:s/>fail to write an appropriate code and implement it.</text:p>
          </table:table-cell>
        </table:table-row>
        <table:table-row>
          <table:table-cell table:style-name="Table4.A2" office:value-type="string">
            <text:p text:style-name="P7">T-SN-16</text:p>
          </table:table-cell>
          <table:table-cell table:style-name="Table4.A2" office:value-type="string">
            <text:p text:style-name="P7">FR9</text:p>
          </table:table-cell>
          <table:table-cell table:style-name="Table4.A2" office:value-type="string">
            <text:p text:style-name="P7">Check if system adds a friend when <text:soft-page-break/>request declined.</text:p>
          </table:table-cell>
          <table:table-cell table:style-name="Table4.A2" office:value-type="string">
            <text:p text:style-name="P7">Test2: when request occurs in notification <text:soft-page-break/>window press “decline”.</text:p>
          </table:table-cell>
          <table:table-cell table:style-name="Table4.A2" office:value-type="string">
            <text:p text:style-name="P7">Test1: Message occurs saying that <text:soft-page-break/>your request was declined.</text:p>
          </table:table-cell>
          <table:table-cell table:style-name="Table4.A2" office:value-type="string">
            <text:p text:style-name="P7">Test1:Message occurs.</text:p>
            <text:p text:style-name="P7">Both: No friend <text:soft-page-break/>added to a friends list.</text:p>
          </table:table-cell>
          <table:table-cell table:style-name="Table4.G2" office:value-type="string">
            <text:p text:style-name="P7">Fail – as above</text:p>
          </table:table-cell>
        </table:table-row>
        <table:table-row>
          <table:table-cell table:style-name="Table4.A2" office:value-type="string">
            <text:p text:style-name="P7">T-SN-17</text:p>
          </table:table-cell>
          <table:table-cell table:style-name="Table4.A2" office:value-type="string">
            <text:p text:style-name="P7">FR9</text:p>
          </table:table-cell>
          <table:table-cell table:style-name="Table4.A2" office:value-type="string">
            <text:p text:style-name="P7">Check if system adds a friend when request accepted.</text:p>
          </table:table-cell>
          <table:table-cell table:style-name="Table4.A2" office:value-type="string">
            <text:p text:style-name="P7">Test2:when request occurs in notification window press “accept”.</text:p>
          </table:table-cell>
          <table:table-cell table:style-name="Table4.A2" office:value-type="string">
            <text:p text:style-name="P7">Both: Message occurs saying that a friend was added to a friends list.</text:p>
          </table:table-cell>
          <table:table-cell table:style-name="Table4.A2" office:value-type="string">
            <text:p text:style-name="P7">Both: Message occurs. Friend added to a list.</text:p>
          </table:table-cell>
          <table:table-cell table:style-name="Table4.G2" office:value-type="string">
            <text:p text:style-name="P7">Fail – as above</text:p>
          </table:table-cell>
        </table:table-row>
        <table:table-row>
          <table:table-cell table:style-name="Table4.A2" office:value-type="string">
            <text:p text:style-name="P7">T-SN-18</text:p>
          </table:table-cell>
          <table:table-cell table:style-name="Table4.A2" office:value-type="string">
            <text:p text:style-name="P7">FR9</text:p>
          </table:table-cell>
          <table:table-cell table:style-name="Table4.A2" office:value-type="string">
            <text:p text:style-name="P7">Check if system adds a friend when “add button” is pressed, but request isn't accepted or rejected. </text:p>
          </table:table-cell>
          <table:table-cell table:style-name="Table4.A2" office:value-type="string">
            <text:p text:style-name="P7">Test1: send a friend request.</text:p>
            <text:p text:style-name="P7">Test2: take no action.</text:p>
          </table:table-cell>
          <table:table-cell table:style-name="Table4.A2" office:value-type="string">
            <text:p text:style-name="P7">Test1: Message occurs saying that message was sent.</text:p>
            <text:p text:style-name="P7">Test 2: Add friend request occurs in offers window.</text:p>
          </table:table-cell>
          <table:table-cell table:style-name="Table4.A2" office:value-type="string">
            <text:p text:style-name="P7">Test1:Message occurs.</text:p>
            <text:p text:style-name="P7">Test2: Request received.</text:p>
            <text:p text:style-name="P7">Both: No friend added to a friends list. </text:p>
          </table:table-cell>
          <table:table-cell table:style-name="Table4.G2" office:value-type="string">
            <text:p text:style-name="P7">Fail – as above</text:p>
          </table:table-cell>
        </table:table-row>
        <table:table-row>
          <table:table-cell table:style-name="Table4.A2" office:value-type="string">
            <text:p text:style-name="P7">T-SN-19</text:p>
          </table:table-cell>
          <table:table-cell table:style-name="Table4.A2" office:value-type="string">
            <text:p text:style-name="P7">FR6</text:p>
          </table:table-cell>
          <table:table-cell table:style-name="Table4.A2" office:value-type="string">
            <text:p text:style-name="P7">Check if system deletes a friend from your friend list, when “remove a friend” button pressed.</text:p>
          </table:table-cell>
          <table:table-cell table:style-name="Table4.A2" office:value-type="string">
            <text:p text:style-name="P7">Test1: Go to your friends list and remove test2.</text:p>
          </table:table-cell>
          <table:table-cell table:style-name="Table4.A2" office:value-type="string">
            <text:p text:style-name="P7">Both: Message occurs saying that a friend was removed from a list.</text:p>
          </table:table-cell>
          <table:table-cell table:style-name="Table4.A2" office:value-type="string">
            <text:p text:style-name="P7">Both: Message occurs. Friend removed from a list.</text:p>
          </table:table-cell>
          <table:table-cell table:style-name="Table4.G2" office:value-type="string">
            <text:p text:style-name="P7">Fail – as above</text:p>
          </table:table-cell>
        </table:table-row>
      </table:table>
      <text:p text:style-name="Standard"/>
      <text:p text:style-name="Standard"/>
      <text:p text:style-name="P12">Fighting.</text:p>
      <text:p text:style-name="P12"/>
      <text:p text:style-name="P12"/>
      <text:p text:style-name="P12"/>
      <table:table table:name="Table3" table:style-name="Table3">
        <table:table-column table:style-name="Table3.A" table:number-columns-repeated="5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7">Test ref</text:p>
            </table:table-cell>
            <table:table-cell table:style-name="Table3.A1" office:value-type="string">
              <text:p text:style-name="P7">Req. being tested</text:p>
            </table:table-cell>
            <table:table-cell table:style-name="Table3.A1" office:value-type="string">
              <text:p text:style-name="P7">Text content</text:p>
            </table:table-cell>
            <table:table-cell table:style-name="Table3.A1" office:value-type="string">
              <text:p text:style-name="P7">Input</text:p>
            </table:table-cell>
            <table:table-cell table:style-name="Table3.A1" office:value-type="string">
              <text:p text:style-name="P7">Output</text:p>
            </table:table-cell>
            <table:table-cell table:style-name="Table3.A1" office:value-type="string">
              <text:p text:style-name="P7">Pass criteria</text:p>
            </table:table-cell>
            <table:table-cell table:style-name="Table3.G1" office:value-type="string">
              <text:p text:style-name="P7">Pass/Fail</text:p>
            </table:table-cell>
          </table:table-row>
        </table:table-header-rows>
        <table:table-row>
          <table:table-cell table:style-name="Table3.A2" office:value-type="string">
            <text:p text:style-name="P7">T-SN-20</text:p>
          </table:table-cell>
          <table:table-cell table:style-name="Table3.A2" office:value-type="string">
            <text:p text:style-name="P7">FR6</text:p>
          </table:table-cell>
          <table:table-cell table:style-name="Table3.A2" office:value-type="string">
            <text:p text:style-name="P7">Check if “fight“ button works.</text:p>
          </table:table-cell>
          <table:table-cell table:style-name="Table3.A2" office:value-type="string">
            <text:p text:style-name="P7">Test1: Go to your friends list and choose test2, pick one of monsters and press “fight”.</text:p>
            <text:p text:style-name="P7">Test2: Take no action.</text:p>
          </table:table-cell>
          <table:table-cell table:style-name="Table3.A2" office:value-type="string">
            <text:p text:style-name="P7">Test1: Message saying, that request has been sent occurs. </text:p>
            <text:p text:style-name="P7">Test2: Request occurs in notification window.</text:p>
          </table:table-cell>
          <table:table-cell table:style-name="Table3.A2" office:value-type="string">
            <text:p text:style-name="P7">Test1: Message occurs.</text:p>
            <text:p text:style-name="P7">Test2: Request occurs.</text:p>
            <text:p text:style-name="P7">Both: Any other action isn't taken.</text:p>
            <text:p text:style-name="P7"/>
          </table:table-cell>
          <table:table-cell table:style-name="Table3.G2" office:value-type="string">
            <text:p text:style-name="P7">Fail – we <text:s/>fail to write an appropriate code and implement it.</text:p>
          </table:table-cell>
        </table:table-row>
        <text:soft-page-break/>
        <table:table-row>
          <table:table-cell table:style-name="Table3.A2" office:value-type="string">
            <text:p text:style-name="P7">T-SN-21</text:p>
            <text:p text:style-name="P7"/>
          </table:table-cell>
          <table:table-cell table:style-name="Table3.A2" office:value-type="string">
            <text:p text:style-name="P7">FR10</text:p>
          </table:table-cell>
          <table:table-cell table:style-name="Table3.A2" office:value-type="string">
            <text:p text:style-name="P7">Check if system lets to fight without acceptance. </text:p>
          </table:table-cell>
          <table:table-cell table:style-name="Table3.A2" office:value-type="string">
            <text:p text:style-name="P7">Test1: Pick one of friend's monsters and click “fight”.</text:p>
            <text:p text:style-name="P7">Test2: Take no action.</text:p>
          </table:table-cell>
          <table:table-cell table:style-name="Table3.A2" office:value-type="string">
            <text:p text:style-name="P7">Test1: Message saying, that request has been sent occurs. </text:p>
            <text:p text:style-name="P7">Test2: Request occurs in notification window.</text:p>
          </table:table-cell>
          <table:table-cell table:style-name="Table3.A2" office:value-type="string">
            <text:p text:style-name="P7">Message displayed. Request sent. No other action is taken.</text:p>
          </table:table-cell>
          <table:table-cell table:style-name="Table3.G2" office:value-type="string">
            <text:p text:style-name="P7">Fail – as above </text:p>
          </table:table-cell>
        </table:table-row>
        <table:table-row>
          <table:table-cell table:style-name="Table3.A2" office:value-type="string">
            <text:p text:style-name="P7">T-SN-22</text:p>
          </table:table-cell>
          <table:table-cell table:style-name="Table3.A2" office:value-type="string">
            <text:p text:style-name="P7">FR10</text:p>
          </table:table-cell>
          <table:table-cell table:style-name="Table3.A2" office:value-type="string">
            <text:p text:style-name="P7">Check if system lets to fight when request rejected.</text:p>
          </table:table-cell>
          <table:table-cell table:style-name="Table3.A2" office:value-type="string">
            <text:p text:style-name="P7">Test1: Pick one of friend's monsters, press “fight”</text:p>
            <text:p text:style-name="P7">Test2: Reject an offer.</text:p>
          </table:table-cell>
          <table:table-cell table:style-name="Table3.A2" office:value-type="string">
            <text:p text:style-name="P7">Test1: Message saying, that your request has been rejected occurs.</text:p>
            <text:p text:style-name="P7"/>
          </table:table-cell>
          <table:table-cell table:style-name="Table3.A2" office:value-type="string">
            <text:p text:style-name="P7">Fight hasn't been taken.</text:p>
          </table:table-cell>
          <table:table-cell table:style-name="Table3.G2" office:value-type="string">
            <text:p text:style-name="P7">Fail – as above</text:p>
          </table:table-cell>
        </table:table-row>
        <table:table-row>
          <table:table-cell table:style-name="Table3.A2" office:value-type="string">
            <text:p text:style-name="P7">T-SN-23</text:p>
          </table:table-cell>
          <table:table-cell table:style-name="Table3.A2" office:value-type="string">
            <text:p text:style-name="P7">FR10</text:p>
          </table:table-cell>
          <table:table-cell table:style-name="Table3.A2" office:value-type="string">
            <text:p text:style-name="P7">Check if system lets users fight when request accepted.</text:p>
          </table:table-cell>
          <table:table-cell table:style-name="Table3.A2" office:value-type="string">
            <text:p text:style-name="P7">Test1: Pick one of friend's monsters, press “fight”</text:p>
            <text:p text:style-name="P7">Test2: Accept an offer.</text:p>
          </table:table-cell>
          <table:table-cell table:style-name="Table3.A2" office:value-type="string">
            <text:p text:style-name="P7">Both: Message with a result is displayed saying who has won and lost and what is a reward.</text:p>
          </table:table-cell>
          <table:table-cell table:style-name="Table3.A2" office:value-type="string">
            <text:p text:style-name="P7">Message occurs. Fight has been taken.</text:p>
          </table:table-cell>
          <table:table-cell table:style-name="Table3.G2" office:value-type="string">
            <text:p text:style-name="P7">Fail – as above</text:p>
          </table:table-cell>
        </table:table-row>
        <table:table-row>
          <table:table-cell table:style-name="Table3.A2" office:value-type="string">
            <text:p text:style-name="P7">T-SN-24</text:p>
          </table:table-cell>
          <table:table-cell table:style-name="Table3.A2" office:value-type="string">
            <text:p text:style-name="P7">FR10</text:p>
          </table:table-cell>
          <table:table-cell table:style-name="Table3.A2" office:value-type="string">
            <text:p text:style-name="P7">Check if winner receives a reward.</text:p>
          </table:table-cell>
          <table:table-cell table:style-name="Table3.A2" office:value-type="string">
            <text:p text:style-name="P7">After a fight:</text:p>
            <text:p text:style-name="P7">Test1: If won inspect your balance. </text:p>
            <text:p text:style-name="P7">Else if test2 won: inspect your balance.</text:p>
          </table:table-cell>
          <table:table-cell table:style-name="Table3.A2" office:value-type="string">
            <text:p text:style-name="P7">After a fight:</text:p>
            <text:p text:style-name="P7">Both: Message with a result of fight occurs.</text:p>
          </table:table-cell>
          <table:table-cell table:style-name="Table3.A2" office:value-type="string">
            <text:p text:style-name="P7">Winner's balance changed. Loser's balance didn't change.</text:p>
          </table:table-cell>
          <table:table-cell table:style-name="Table3.G2" office:value-type="string">
            <text:p text:style-name="P7">Fail – as above</text:p>
          </table:table-cell>
        </table:table-row>
        <table:table-row>
          <table:table-cell table:style-name="Table3.A2" office:value-type="string">
            <text:p text:style-name="P7">T-SN-25</text:p>
          </table:table-cell>
          <table:table-cell table:style-name="Table3.A2" office:value-type="string">
            <text:p text:style-name="P7">FR10</text:p>
          </table:table-cell>
          <table:table-cell table:style-name="Table3.A2" office:value-type="string">
            <text:p text:style-name="P7">Check if after a fight monster's health is decreased. </text:p>
          </table:table-cell>
          <table:table-cell table:style-name="Table3.A2" office:value-type="string">
            <text:p text:style-name="P7">Test1: Proceed to fight. After that, inspect monster.</text:p>
          </table:table-cell>
          <table:table-cell table:style-name="Table3.A2" office:value-type="string">
            <text:p text:style-name="P7">New window with monster's statistics occurs.</text:p>
          </table:table-cell>
          <table:table-cell table:style-name="Table3.A2" office:value-type="string">
            <text:p text:style-name="P7">Monster's health is decreased.</text:p>
          </table:table-cell>
          <table:table-cell table:style-name="Table3.G2" office:value-type="string">
            <text:p text:style-name="P7">Fail – as above</text:p>
          </table:table-cell>
        </table:table-row>
      </table:table>
      <text:p text:style-name="Text_20_body"/>
      <table:table table:name="Table6" table:style-name="Table6">
        <table:table-column table:style-name="Table6.A" table:number-columns-repeated="5"/>
        <table:table-column table:style-name="Table6.F"/>
        <table:table-column table:style-name="Table6.G"/>
        <table:table-header-rows>
          <table:table-row>
            <table:table-cell table:style-name="Table6.A1" office:value-type="string">
              <text:p text:style-name="P7">Test ref</text:p>
            </table:table-cell>
            <table:table-cell table:style-name="Table6.A1" office:value-type="string">
              <text:p text:style-name="P7">Req. being tested</text:p>
            </table:table-cell>
            <table:table-cell table:style-name="Table6.A1" office:value-type="string">
              <text:p text:style-name="P7">Text content</text:p>
            </table:table-cell>
            <table:table-cell table:style-name="Table6.A1" office:value-type="string">
              <text:p text:style-name="P7">Input</text:p>
            </table:table-cell>
            <table:table-cell table:style-name="Table6.A1" office:value-type="string">
              <text:p text:style-name="P7">Output</text:p>
            </table:table-cell>
            <table:table-cell table:style-name="Table6.A1" office:value-type="string">
              <text:p text:style-name="P7">Pass criteria</text:p>
            </table:table-cell>
            <table:table-cell table:style-name="Table6.G1" office:value-type="string">
              <text:p text:style-name="P7">Pass/Fail</text:p>
            </table:table-cell>
          </table:table-row>
        </table:table-header-rows>
        <table:table-row>
          <table:table-cell table:style-name="Table6.A2" office:value-type="string">
            <text:p text:style-name="P7"/>
            <text:p text:style-name="P7"/>
            <text:p text:style-name="P7">T-SN-26</text:p>
          </table:table-cell>
          <table:table-cell table:style-name="Table6.A2" office:value-type="string">
            <text:p text:style-name="P7">FR10</text:p>
          </table:table-cell>
          <table:table-cell table:style-name="Table6.A2" office:value-type="string">
            <text:p text:style-name="P7">Check if after monster is injured an injury status occurs in its <text:soft-page-break/>profile. </text:p>
          </table:table-cell>
          <table:table-cell table:style-name="Table6.A2" office:value-type="string">
            <text:p text:style-name="P7">Both: Inspect your monster after every fight and check, if it <text:soft-page-break/>was injured afterwards.</text:p>
          </table:table-cell>
          <table:table-cell table:style-name="Table6.A2" office:value-type="string">
            <text:p text:style-name="P7">In the result window a message saying that your your monster <text:soft-page-break/>was injured during a fight.</text:p>
          </table:table-cell>
          <table:table-cell table:style-name="Table6.A2" office:value-type="string">
            <text:p text:style-name="P7">When monster injured – injury notice appears in its statistics.</text:p>
          </table:table-cell>
          <table:table-cell table:style-name="Table6.G2" office:value-type="string">
            <text:p text:style-name="P7">Fail – we <text:s/>fail to write an appropriate code and implement <text:soft-page-break/>it.</text:p>
          </table:table-cell>
        </table:table-row>
        <table:table-row>
          <table:table-cell table:style-name="Table6.A2" office:value-type="string">
            <text:p text:style-name="P7">T-SN-27</text:p>
          </table:table-cell>
          <table:table-cell table:style-name="Table6.A2" office:value-type="string">
            <text:p text:style-name="P7">FR10</text:p>
          </table:table-cell>
          <table:table-cell table:style-name="Table6.A2" office:value-type="string">
            <text:p text:style-name="P7">Check if after monster is dead system removes it from a monsters list.</text:p>
          </table:table-cell>
          <table:table-cell table:style-name="Table6.A2" office:value-type="string">
            <text:p text:style-name="P7">Proceed to fight till you monster dies.</text:p>
          </table:table-cell>
          <table:table-cell table:style-name="Table6.A2" office:value-type="string">
            <text:p text:style-name="P7">Message saying your monster is dead.</text:p>
          </table:table-cell>
          <table:table-cell table:style-name="Table6.A2" office:value-type="string">
            <text:p text:style-name="P7">Message occurs. Monster removed from monsters list.</text:p>
          </table:table-cell>
          <table:table-cell table:style-name="Table6.G2" office:value-type="string">
            <text:p text:style-name="P7">Fail – as above</text:p>
          </table:table-cell>
        </table:table-row>
        <table:table-row>
          <table:table-cell table:style-name="Table6.A2" office:value-type="string">
            <text:p text:style-name="P7">T-SN-28</text:p>
          </table:table-cell>
          <table:table-cell table:style-name="Table6.A2" office:value-type="string">
            <text:p text:style-name="P7">FR10</text:p>
          </table:table-cell>
          <table:table-cell table:style-name="Table6.A2" office:value-type="string">
            <text:p text:style-name="P7">Check if system generates new monster, after your last monster died.</text:p>
          </table:table-cell>
          <table:table-cell table:style-name="Table6.A2" office:value-type="string">
            <text:p text:style-name="P7">Proceed to fight till your last monster is dead.</text:p>
          </table:table-cell>
          <table:table-cell table:style-name="Table6.A2" office:value-type="string">
            <text:p text:style-name="P7">Message occurs that your last monster is dead and new one was generated.</text:p>
          </table:table-cell>
          <table:table-cell table:style-name="Table6.A2" office:value-type="string">
            <text:p text:style-name="P7">Message occurs. Monster removed from a list. New monster generated and added to a list.</text:p>
          </table:table-cell>
          <table:table-cell table:style-name="Table6.G2" office:value-type="string">
            <text:p text:style-name="P7">Fail – as above</text:p>
          </table:table-cell>
        </table:table-row>
      </table:table>
      <text:p text:style-name="P12"/>
      <text:p text:style-name="P12">Breed<text:span text:style-name="T1">:</text:span></text:p>
      <text:p text:style-name="P11"/>
      <table:table table:name="Table5" table:style-name="Table5">
        <table:table-column table:style-name="Table5.A" table:number-columns-repeated="5"/>
        <table:table-column table:style-name="Table5.F"/>
        <table:table-column table:style-name="Table5.G"/>
        <table:table-header-rows>
          <table:table-row>
            <table:table-cell table:style-name="Table5.A1" office:value-type="string">
              <text:p text:style-name="P7">Test ref</text:p>
            </table:table-cell>
            <table:table-cell table:style-name="Table5.A1" office:value-type="string">
              <text:p text:style-name="P7">Req. being tested</text:p>
            </table:table-cell>
            <table:table-cell table:style-name="Table5.A1" office:value-type="string">
              <text:p text:style-name="P7">Text content</text:p>
            </table:table-cell>
            <table:table-cell table:style-name="Table5.A1" office:value-type="string">
              <text:p text:style-name="P7">Input</text:p>
            </table:table-cell>
            <table:table-cell table:style-name="Table5.A1" office:value-type="string">
              <text:p text:style-name="P7">Output</text:p>
            </table:table-cell>
            <table:table-cell table:style-name="Table5.A1" office:value-type="string">
              <text:p text:style-name="P7">Pass criteria</text:p>
            </table:table-cell>
            <table:table-cell table:style-name="Table5.G1" office:value-type="string">
              <text:p text:style-name="P7">Pass/fail</text:p>
            </table:table-cell>
          </table:table-row>
        </table:table-header-rows>
        <table:table-row>
          <table:table-cell table:style-name="Table5.A2" office:value-type="string">
            <text:p text:style-name="P7">T-SN-29</text:p>
          </table:table-cell>
          <table:table-cell table:style-name="Table5.A2" office:value-type="string">
            <text:p text:style-name="P7">FR3</text:p>
          </table:table-cell>
          <table:table-cell table:style-name="Table5.A2" office:value-type="string">
            <text:p text:style-name="P7">Check if “breed” button works.</text:p>
          </table:table-cell>
          <table:table-cell table:style-name="Table5.A2" office:value-type="string">
            <text:p text:style-name="P7">Test1: Press “breed” button. Pick your monster and insert a price.</text:p>
            <text:p text:style-name="P7">Test2: Take no action.</text:p>
          </table:table-cell>
          <table:table-cell table:style-name="Table5.A2" office:value-type="string">
            <text:p text:style-name="P7">Test1:Message occurs saying that your breed offer has been sent.</text:p>
            <text:p text:style-name="P7">Test2: Offer occurs in notification window.</text:p>
          </table:table-cell>
          <table:table-cell table:style-name="Table5.A2" office:value-type="string">
            <text:p text:style-name="P7">Test1: Message occurs.</text:p>
            <text:p text:style-name="P7">Test2: Offer occurs in notification window.</text:p>
          </table:table-cell>
          <table:table-cell table:style-name="Table5.G2" office:value-type="string">
            <text:p text:style-name="P7">Fail – we <text:s/>fail to write an appropriate code and implement it.</text:p>
          </table:table-cell>
        </table:table-row>
        <table:table-row>
          <table:table-cell table:style-name="Table5.A2" office:value-type="string">
            <text:p text:style-name="P7">T-SN-30</text:p>
          </table:table-cell>
          <table:table-cell table:style-name="Table5.A2" office:value-type="string">
            <text:p text:style-name="P7">FR3</text:p>
          </table:table-cell>
          <table:table-cell table:style-name="Table5.A2" office:value-type="string">
            <text:p text:style-name="P7">Check if system will allow to breed without an offer being accepted by any other player.</text:p>
          </table:table-cell>
          <table:table-cell table:style-name="Table5.A2" office:value-type="string">
            <text:p text:style-name="P7">Test1: Press “breed” button. Pick your monster and insert a price.</text:p>
            <text:p text:style-name="P7">Test2: Take no action.</text:p>
          </table:table-cell>
          <table:table-cell table:style-name="Table5.A2" office:value-type="string">
            <text:p text:style-name="P7">Test1:Message occurs saying that your breed offer has been sent.</text:p>
            <text:p text:style-name="P7">Test2: Offer occurs in notification window.</text:p>
          </table:table-cell>
          <table:table-cell table:style-name="Table5.A2" office:value-type="string">
            <text:p text:style-name="P7">Test1: Message occurs.</text:p>
            <text:p text:style-name="P7">Test2: Offer occurs in notification window.</text:p>
            <text:p text:style-name="P7">Both: Monster isn't generated.</text:p>
          </table:table-cell>
          <table:table-cell table:style-name="Table5.G2" office:value-type="string">
            <text:p text:style-name="P7">Fail – as above</text:p>
          </table:table-cell>
        </table:table-row>
      </table:table>
      <text:p text:style-name="Text_20_body"/>
      <text:p text:style-name="Text_20_body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B"/>
        <table:table-column table:style-name="Table7.F"/>
        <table:table-column table:style-name="Table7.G"/>
        <table:table-header-rows>
          <text:soft-page-break/>
          <table:table-row>
            <table:table-cell table:style-name="Table7.A1" office:value-type="string">
              <text:p text:style-name="P7">Test ref</text:p>
            </table:table-cell>
            <table:table-cell table:style-name="Table7.A1" office:value-type="string">
              <text:p text:style-name="P7">Req. being tested</text:p>
            </table:table-cell>
            <table:table-cell table:style-name="Table7.A1" office:value-type="string">
              <text:p text:style-name="P7">Text content</text:p>
            </table:table-cell>
            <table:table-cell table:style-name="Table7.A1" office:value-type="string">
              <text:p text:style-name="P7">Input</text:p>
            </table:table-cell>
            <table:table-cell table:style-name="Table7.A1" office:value-type="string">
              <text:p text:style-name="P7">Output</text:p>
            </table:table-cell>
            <table:table-cell table:style-name="Table7.A1" office:value-type="string">
              <text:p text:style-name="P7">Pass criteria</text:p>
            </table:table-cell>
            <table:table-cell table:style-name="Table7.G1" office:value-type="string">
              <text:p text:style-name="P7">Pass/fail</text:p>
            </table:table-cell>
          </table:table-row>
        </table:table-header-rows>
        <table:table-row>
          <table:table-cell table:style-name="Table7.A2" office:value-type="string">
            <text:p text:style-name="P7">T-SN-31</text:p>
          </table:table-cell>
          <table:table-cell table:style-name="Table7.A2" office:value-type="string">
            <text:p text:style-name="P7">FR3</text:p>
          </table:table-cell>
          <table:table-cell table:style-name="Table7.A2" office:value-type="string">
            <text:p text:style-name="P7">Check if system will allow to breed, when offer accepted. </text:p>
          </table:table-cell>
          <table:table-cell table:style-name="Table7.A2" office:value-type="string">
            <text:p text:style-name="P7">Test1: Proceed to breed.</text:p>
            <text:p text:style-name="P7">Test2: Accept an offer.</text:p>
          </table:table-cell>
          <table:table-cell table:style-name="Table7.A2" office:value-type="string">
            <text:p text:style-name="P7">Test1: New monster occurs in a list.</text:p>
            <text:p text:style-name="P7">Test2: Message saying that breeding was successful.</text:p>
          </table:table-cell>
          <table:table-cell table:style-name="Table7.A2" office:value-type="string">
            <text:p text:style-name="P7">Test1: New monster, balance decreased.</text:p>
            <text:p text:style-name="P7">Test2: Message occurs, balance increased.</text:p>
          </table:table-cell>
          <table:table-cell table:style-name="Table7.G2" office:value-type="string">
            <text:p text:style-name="P7">Fail – as above</text:p>
          </table:table-cell>
        </table:table-row>
        <table:table-row>
          <table:table-cell table:style-name="Table7.A2" office:value-type="string">
            <text:p text:style-name="P7">T-SN-32</text:p>
          </table:table-cell>
          <table:table-cell table:style-name="Table7.A2" office:value-type="string">
            <text:p text:style-name="P7">FR3</text:p>
          </table:table-cell>
          <table:table-cell table:style-name="Table7.A2" office:value-type="string">
            <text:p text:style-name="P7">Check if you can accept the <text:s/>same offer more than once.</text:p>
          </table:table-cell>
          <table:table-cell table:style-name="Table7.A2" office:value-type="string">
            <text:p text:style-name="P7">Test1:After offer has already been accepted. Take no action.</text:p>
            <text:p text:style-name="P7">Test2: Try to accept same offer again.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>After first acceptance offer disappears from a notification window. No other action is taken.</text:p>
          </table:table-cell>
          <table:table-cell table:style-name="Table7.G2" office:value-type="string">
            <text:p text:style-name="P7">Fail – as above</text:p>
          </table:table-cell>
        </table:table-row>
        <table:table-row>
          <table:table-cell table:style-name="Table7.A2" office:value-type="string">
            <text:p text:style-name="P7">T-SN-33</text:p>
          </table:table-cell>
          <table:table-cell table:style-name="Table7.A2" office:value-type="string">
            <text:p text:style-name="P7">FR3</text:p>
          </table:table-cell>
          <table:table-cell table:style-name="Table7.A2" office:value-type="string">
            <text:p text:style-name="P7">Check if new monster has a value and statistics.</text:p>
          </table:table-cell>
          <table:table-cell table:style-name="Table7.A2" office:value-type="string">
            <text:p text:style-name="P7">Test1: Proceed to breed. After accepted inspect new monster.</text:p>
            <text:p text:style-name="P7">Test2: Accept an offer.</text:p>
          </table:table-cell>
          <table:table-cell table:style-name="Table7.A2" office:value-type="string">
            <text:p text:style-name="P7">A window with monster's statistics appears.</text:p>
          </table:table-cell>
          <table:table-cell table:style-name="Table7.A2" office:value-type="string">
            <text:p text:style-name="P7">New monster has value and stats.</text:p>
          </table:table-cell>
          <table:table-cell table:style-name="Table7.G2" office:value-type="string">
            <text:p text:style-name="P7">Fail – as above</text:p>
          </table:table-cell>
        </table:table-row>
      </table:table>
      <text:p text:style-name="P13"/>
      <text:p text:style-name="P13">Trade:</text:p>
      <text:p text:style-name="P13"/>
      <table:table table:name="Table11" table:style-name="Table11">
        <table:table-column table:style-name="Table11.A" table:number-columns-repeated="5"/>
        <table:table-column table:style-name="Table11.F"/>
        <table:table-column table:style-name="Table11.G"/>
        <table:table-header-rows>
          <table:table-row>
            <table:table-cell table:style-name="Table11.A1" office:value-type="string">
              <text:p text:style-name="P7">Test ref</text:p>
            </table:table-cell>
            <table:table-cell table:style-name="Table11.A1" office:value-type="string">
              <text:p text:style-name="P7">Req. being tested</text:p>
            </table:table-cell>
            <table:table-cell table:style-name="Table11.A1" office:value-type="string">
              <text:p text:style-name="P7">Text content</text:p>
            </table:table-cell>
            <table:table-cell table:style-name="Table11.A1" office:value-type="string">
              <text:p text:style-name="P7">Input</text:p>
            </table:table-cell>
            <table:table-cell table:style-name="Table11.A1" office:value-type="string">
              <text:p text:style-name="P7">Output</text:p>
            </table:table-cell>
            <table:table-cell table:style-name="Table11.A1" office:value-type="string">
              <text:p text:style-name="P7">Pass criteria</text:p>
            </table:table-cell>
            <table:table-cell table:style-name="Table11.G1" office:value-type="string">
              <text:p text:style-name="P7">Pass/Fail</text:p>
            </table:table-cell>
          </table:table-row>
        </table:table-header-rows>
        <table:table-row>
          <table:table-cell table:style-name="Table11.A2" office:value-type="string">
            <text:p text:style-name="P7">T-SN-39</text:p>
          </table:table-cell>
          <table:table-cell table:style-name="Table11.A2" office:value-type="string">
            <text:p text:style-name="P7">FR8</text:p>
          </table:table-cell>
          <table:table-cell table:style-name="Table11.A2" office:value-type="string">
            <text:p text:style-name="P7">Check if “sell monster” button works.</text:p>
          </table:table-cell>
          <table:table-cell table:style-name="Table11.A2" office:value-type="string">
            <text:p text:style-name="P7">Test1: Go to your monster list, pick a monster and press “sell monster” button.</text:p>
            <text:p text:style-name="P7">Test2: Take no action.</text:p>
          </table:table-cell>
          <table:table-cell table:style-name="Table11.A2" office:value-type="string">
            <text:p text:style-name="P7">Test1: Message saying that offer has been sent to all friends occurs.</text:p>
            <text:p text:style-name="P7">Test2: Offer occurs in a notification window.</text:p>
          </table:table-cell>
          <table:table-cell table:style-name="Table11.A2" office:value-type="string">
            <text:p text:style-name="P7">Test1: Message occurs.</text:p>
            <text:p text:style-name="P7">Test2: Offer occurs in notification window.</text:p>
          </table:table-cell>
          <table:table-cell table:style-name="Table11.G2" office:value-type="string">
            <text:p text:style-name="P7">Fail – we <text:s/>fail to write an appropriate code and implement it.</text:p>
          </table:table-cell>
        </table:table-row>
        <table:table-row>
          <table:table-cell table:style-name="Table11.A2" office:value-type="string">
            <text:p text:style-name="P7">T-SN-40</text:p>
          </table:table-cell>
          <table:table-cell table:style-name="Table11.A2" office:value-type="string">
            <text:p text:style-name="P7">FR8</text:p>
          </table:table-cell>
          <table:table-cell table:style-name="Table11.A2" office:value-type="string">
            <text:p text:style-name="P7">Check if system allows to sell monster without any <text:soft-page-break/>other player's acceptance.</text:p>
          </table:table-cell>
          <table:table-cell table:style-name="Table11.A2" office:value-type="string">
            <text:p text:style-name="P7">Test1: Proceed to sell a monster.</text:p>
            <text:p text:style-name="P7">Test2: Take <text:soft-page-break/>no action.</text:p>
          </table:table-cell>
          <table:table-cell table:style-name="Table11.A2" office:value-type="string">
            <text:p text:style-name="P7">Test1: Message saying that your request has <text:soft-page-break/>been sent.</text:p>
            <text:p text:style-name="P7">Test2: Offer occurs in notification window.</text:p>
          </table:table-cell>
          <table:table-cell table:style-name="Table11.A2" office:value-type="string">
            <text:p text:style-name="P7">Test1: Message occurs.</text:p>
            <text:p text:style-name="P7">Test2: Offer occurs in <text:soft-page-break/>notification window.</text:p>
            <text:p text:style-name="P7">Both: Nothing else happens.</text:p>
          </table:table-cell>
          <table:table-cell table:style-name="Table11.G2" office:value-type="string">
            <text:p text:style-name="P7">Fail – as above</text:p>
          </table:table-cell>
        </table:table-row>
        <table:table-row>
          <table:table-cell table:style-name="Table11.A2" office:value-type="string">
            <text:p text:style-name="P7">T-SN-41</text:p>
          </table:table-cell>
          <table:table-cell table:style-name="Table11.A2" office:value-type="string">
            <text:p text:style-name="P7">FR8</text:p>
          </table:table-cell>
          <table:table-cell table:style-name="Table11.A2" office:value-type="string">
            <text:p text:style-name="P7">Check if system allows to sell a monster when offer accepted.</text:p>
          </table:table-cell>
          <table:table-cell table:style-name="Table11.A2" office:value-type="string">
            <text:p text:style-name="P7">Test1: Proceed to sell monster.</text:p>
            <text:p text:style-name="P7">Test2: Accept an offer.</text:p>
          </table:table-cell>
          <table:table-cell table:style-name="Table11.A2" office:value-type="string">
            <text:p text:style-name="P7">Test1: Message saying that your offer has been accepted occurs.</text:p>
          </table:table-cell>
          <table:table-cell table:style-name="Table11.A2" office:value-type="string">
            <text:p text:style-name="P7">Test1: Message occurs, <text:s/>monster removed from a list balance increased.</text:p>
            <text:p text:style-name="P7">Test2: Monster appears on a monster list, balance decreased.</text:p>
          </table:table-cell>
          <table:table-cell table:style-name="Table11.G2" office:value-type="string">
            <text:p text:style-name="P7">Fail – as above</text:p>
          </table:table-cell>
        </table:table-row>
        <table:table-row>
          <table:table-cell table:style-name="Table11.A2" office:value-type="string">
            <text:p text:style-name="P7">T-SN-42</text:p>
          </table:table-cell>
          <table:table-cell table:style-name="Table11.A2" office:value-type="string">
            <text:p text:style-name="P7">FR8</text:p>
          </table:table-cell>
          <table:table-cell table:style-name="Table11.A2" office:value-type="string">
            <text:p text:style-name="P7">Check if offer disappears when it has already been accepted.</text:p>
          </table:table-cell>
          <table:table-cell table:style-name="Table11.A2" office:value-type="string">
            <text:p text:style-name="P7">Test1: Proceed to sell.</text:p>
            <text:p text:style-name="P7">Test2: Accept an offer. Inspect a notification window in order to accept same offer again.</text:p>
          </table:table-cell>
          <table:table-cell table:style-name="Table11.A2" office:value-type="string">
            <text:p text:style-name="P7">Test1: No offer in notification window.</text:p>
            <text:p text:style-name="P7">Test2: No offer in notification window.</text:p>
          </table:table-cell>
          <table:table-cell table:style-name="Table11.A2" office:value-type="string">
            <text:p text:style-name="P7">After offer accepted once it disappears from a notification window.</text:p>
          </table:table-cell>
          <table:table-cell table:style-name="Table11.G2" office:value-type="string">
            <text:p text:style-name="P7">Fail – as above</text:p>
          </table:table-cell>
        </table:table-row>
      </table:table>
      <text:p text:style-name="Text_20_body"/>
      <text:p text:style-name="P13">For all offers.</text:p>
      <text:p text:style-name="Text_20_body"/>
      <table:table table:name="Table12" table:style-name="Table12">
        <table:table-column table:style-name="Table12.A" table:number-columns-repeated="5"/>
        <table:table-column table:style-name="Table12.F"/>
        <table:table-column table:style-name="Table12.G"/>
        <table:table-header-rows>
          <table:table-row>
            <table:table-cell table:style-name="Table12.A1" office:value-type="string">
              <text:p text:style-name="P7">Test ref</text:p>
            </table:table-cell>
            <table:table-cell table:style-name="Table12.A1" office:value-type="string">
              <text:p text:style-name="P7">Req. being tested</text:p>
            </table:table-cell>
            <table:table-cell table:style-name="Table12.A1" office:value-type="string">
              <text:p text:style-name="P7">Text content</text:p>
            </table:table-cell>
            <table:table-cell table:style-name="Table12.A1" office:value-type="string">
              <text:p text:style-name="P7">Input</text:p>
            </table:table-cell>
            <table:table-cell table:style-name="Table12.A1" office:value-type="string">
              <text:p text:style-name="P7">Output</text:p>
            </table:table-cell>
            <table:table-cell table:style-name="Table12.A1" office:value-type="string">
              <text:p text:style-name="P7">Pass criteria</text:p>
            </table:table-cell>
            <table:table-cell table:style-name="Table12.G1" office:value-type="string">
              <text:p text:style-name="P7"/>
            </table:table-cell>
          </table:table-row>
        </table:table-header-rows>
        <table:table-row>
          <table:table-cell table:style-name="Table12.A2" office:value-type="string">
            <text:p text:style-name="P7">T-SN-43</text:p>
          </table:table-cell>
          <table:table-cell table:style-name="Table12.A2" office:value-type="string">
            <text:p text:style-name="P7">FR8</text:p>
          </table:table-cell>
          <table:table-cell table:style-name="Table12.A2" office:value-type="string">
            <text:p text:style-name="P7">Check if offer has deactivated after monster died. </text:p>
          </table:table-cell>
          <table:table-cell table:style-name="Table12.A2" office:value-type="string">
            <text:p text:style-name="P7">Test1: Fight until monster dies. </text:p>
            <text:p text:style-name="P7">Test2: Fight test1's monster until it is dead.</text:p>
          </table:table-cell>
          <table:table-cell table:style-name="Table12.A2" office:value-type="string">
            <text:p text:style-name="P7">Both: Offer referring to the dead monster are not in the notifications window.</text:p>
          </table:table-cell>
          <table:table-cell table:style-name="Table12.A2" office:value-type="string">
            <text:p text:style-name="P7">Both: After monster is dead all referring offers are deactivated.</text:p>
          </table:table-cell>
          <table:table-cell table:style-name="Table12.G2" office:value-type="string">
            <text:p text:style-name="P7">Fail – we <text:s/>fail to write an appropriate code and implement it.</text:p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Views: (user interaction design document = UIDD)</text:p>
      <text:p text:style-name="P12"/>
      <table:table table:name="views" table:style-name="views">
        <table:table-column table:style-name="views.A"/>
        <table:table-column table:style-name="views.B"/>
        <table:table-column table:style-name="views.A"/>
        <table:table-column table:style-name="views.B"/>
        <table:table-column table:style-name="views.A"/>
        <table:table-column table:style-name="views.F"/>
        <table:table-column table:style-name="views.G"/>
        <table:table-row>
          <table:table-cell table:style-name="views.A1" office:value-type="string">
            <text:p text:style-name="Table_20_Contents">Test ref</text:p>
          </table:table-cell>
          <table:table-cell table:style-name="views.A1" office:value-type="string">
            <text:p text:style-name="Table_20_Contents">Req. being tested</text:p>
          </table:table-cell>
          <table:table-cell table:style-name="views.A1" office:value-type="string">
            <text:p text:style-name="Table_20_Contents">Text content</text:p>
          </table:table-cell>
          <table:table-cell table:style-name="views.A1" office:value-type="string">
            <text:p text:style-name="Table_20_Contents">Input</text:p>
          </table:table-cell>
          <table:table-cell table:style-name="views.A1" office:value-type="string">
            <text:p text:style-name="Table_20_Contents">Output</text:p>
          </table:table-cell>
          <table:table-cell table:style-name="views.A1" office:value-type="string">
            <text:p text:style-name="Table_20_Contents">Pass criteria</text:p>
          </table:table-cell>
          <table:table-cell table:style-name="views.G1" office:value-type="string">
            <text:p text:style-name="Table_20_Contents">Pass/fail</text:p>
          </table:table-cell>
        </table:table-row>
        <table:table-row>
          <table:table-cell table:style-name="views.A2" office:value-type="string">
            <text:p text:style-name="Table_20_Contents">T-SN-44</text:p>
          </table:table-cell>
          <table:table-cell table:style-name="views.A2" office:value-type="string">
            <text:p text:style-name="Table_20_Contents">FR7</text:p>
          </table:table-cell>
          <table:table-cell table:style-name="views.A2" office:value-type="string">
            <text:p text:style-name="Table_20_Contents">Check the login page loads when the homepage is requested via URL.</text:p>
          </table:table-cell>
          <table:table-cell table:style-name="views.A2" office:value-type="string">
            <text:p text:style-name="Table_20_Contents">Test1: Enter homepage URL in browser.</text:p>
          </table:table-cell>
          <table:table-cell table:style-name="views.A2" office:value-type="string">
            <text:p text:style-name="Table_20_Contents">Test1: The login view as shown in the <text:span text:style-name="T1">UIDD</text:span> loads in the browser.</text:p>
          </table:table-cell>
          <table:table-cell table:style-name="views.A2" office:value-type="string">
            <text:p text:style-name="Table_20_Contents">The login page loads correctly with all the login and sign up features</text:p>
          </table:table-cell>
          <table:table-cell table:style-name="views.G2" office:value-type="string">
            <text:p text:style-name="P7">Pass</text:p>
          </table:table-cell>
        </table:table-row>
        <table:table-row>
          <table:table-cell table:style-name="views.A2" office:value-type="string">
            <text:p text:style-name="Table_20_Contents">T-SN-45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the monster list appears after login.</text:p>
          </table:table-cell>
          <table:table-cell table:style-name="views.A2" office:value-type="string">
            <text:p text:style-name="Table_20_Contents">Test1: Login to game.</text:p>
          </table:table-cell>
          <table:table-cell table:style-name="views.A2" office:value-type="string">
            <text:p text:style-name="Table_20_Contents">Test1: The user is presented with the home screen view as shown in the <text:s/><text:span text:style-name="T1">UIDD.</text:span></text:p>
          </table:table-cell>
          <table:table-cell table:style-name="views.A2" office:value-type="string">
            <text:p text:style-name="Table_20_Contents">The home screen displays correctly with all of its features as shown in the <text:s/><text:span text:style-name="T1">UIDD.</text:span></text:p>
          </table:table-cell>
          <table:table-cell table:style-name="views.G2" office:value-type="string">
            <text:p text:style-name="P7">Fail – we <text:s/>fail to write an appropriate code and implement it.</text:p>
          </table:table-cell>
        </table:table-row>
        <table:table-row>
          <table:table-cell table:style-name="views.A2" office:value-type="string">
            <text:p text:style-name="Table_20_Contents">T-SN-46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if a friend's monster list appears by request.</text:p>
          </table:table-cell>
          <table:table-cell table:style-name="views.A2" office:value-type="string">
            <text:p text:style-name="Table_20_Contents">Test1: Click on a friend in the friends list at the left.</text:p>
          </table:table-cell>
          <table:table-cell table:style-name="views.A2" office:value-type="string">
            <text:p text:style-name="Table_20_Contents">Test1: A list of all the monsters the friend you clicked on owns, as seen in the UIDD.</text:p>
          </table:table-cell>
          <table:table-cell table:style-name="views.A2" office:value-type="string">
            <text:p text:style-name="Table_20_Contents">The friend's monster view as shown in the UIDD is displayed correctly with all of its features.</text:p>
          </table:table-cell>
          <table:table-cell table:style-name="views.G2" office:value-type="string">
            <text:p text:style-name="P7">Fail – as above</text:p>
          </table:table-cell>
        </table:table-row>
        <table:table-row>
          <table:table-cell table:style-name="views.A2" office:value-type="string">
            <text:p text:style-name="Table_20_Contents">T-SN-47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if a user's profile displays by request.</text:p>
          </table:table-cell>
          <table:table-cell table:style-name="views.A2" office:value-type="string">
            <text:p text:style-name="Table_20_Contents">Test1: Click on user in friend list.</text:p>
          </table:table-cell>
          <table:table-cell table:style-name="views.A2" office:value-type="string">
            <text:p text:style-name="Table_20_Contents">Test1: The user's profile information should appear.</text:p>
          </table:table-cell>
          <table:table-cell table:style-name="views.A2" office:value-type="string">
            <text:p text:style-name="Table_20_Contents">The profile view as shown in the UIDD is displayed correctly with all of its features.</text:p>
          </table:table-cell>
          <table:table-cell table:style-name="views.G2" office:value-type="string">
            <text:p text:style-name="P7">Partly pass – not all of player's data are being displayed</text:p>
          </table:table-cell>
        </table:table-row>
        <table:table-row>
          <table:table-cell table:style-name="views.A2" office:value-type="string">
            <text:p text:style-name="Table_20_Contents">T-SN-48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if the notifications page displays correctly and by request.</text:p>
          </table:table-cell>
          <table:table-cell table:style-name="views.A2" office:value-type="string">
            <text:p text:style-name="Table_20_Contents">Test1: Click on the notifications page button/link.</text:p>
          </table:table-cell>
          <table:table-cell table:style-name="views.A2" office:value-type="string">
            <text:p text:style-name="Table_20_Contents">Test1: The user's notifications about offers, battles, and other relevant in-game information the user has to know, are displayed.</text:p>
          </table:table-cell>
          <table:table-cell table:style-name="views.A2" office:value-type="string">
            <text:p text:style-name="Table_20_Contents">The notifications view as shown in the UIDD is displayed correctly with all of its features.</text:p>
          </table:table-cell>
          <table:table-cell table:style-name="views.G2" office:value-type="string">
            <text:p text:style-name="P7">Fail – as above</text:p>
          </table:table-cell>
        </table:table-row>
        <table:table-row>
          <table:table-cell table:style-name="views.A2" office:value-type="string">
            <text:p text:style-name="Table_20_Contents">T-SN-49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if the 'accept offer' view displays correctly and by request.</text:p>
          </table:table-cell>
          <table:table-cell table:style-name="views.A2" office:value-type="string">
            <text:p text:style-name="Table_20_Contents">Test1: Click on an offer in the notifications page.</text:p>
          </table:table-cell>
          <table:table-cell table:style-name="views.A2" office:value-type="string">
            <text:p text:style-name="Table_20_Contents">Test1: The necessary features of the 'Accept Offer' view from the UIDD are displayed, <text:soft-page-break/>allowing the user to accept or decline an offer.</text:p>
          </table:table-cell>
          <table:table-cell table:style-name="views.A2" office:value-type="string">
            <text:p text:style-name="Table_20_Contents">The 'Accept Offer' view as shown in the UIDD is displayed correctly with all of its features.</text:p>
          </table:table-cell>
          <table:table-cell table:style-name="views.G2" office:value-type="string">
            <text:p text:style-name="P7">Fail – as above</text:p>
          </table:table-cell>
        </table:table-row>
        <table:table-row>
          <table:table-cell table:style-name="views.A2" office:value-type="string">
            <text:p text:style-name="Table_20_Contents">T-SN-50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if the 'choose monster' view displays correctly and by request.</text:p>
          </table:table-cell>
          <table:table-cell table:style-name="views.A2" office:value-type="string">
            <text:p text:style-name="Table_20_Contents">Test1: Click on a battle request in the notifications page.</text:p>
          </table:table-cell>
          <table:table-cell table:style-name="views.A2" office:value-type="string">
            <text:p text:style-name="Table_20_Contents">Test1: The 'Choose a <text:s/>Monster' view is displayed, allowing the user to choose which monster to fight the opponent's.</text:p>
          </table:table-cell>
          <table:table-cell table:style-name="views.A2" office:value-type="string">
            <text:p text:style-name="Table_20_Contents">The 'Choose a Monster' view as shown in the UIDD is displayed correctly with all of its features.</text:p>
          </table:table-cell>
          <table:table-cell table:style-name="views.G2" office:value-type="string">
            <text:p text:style-name="P7">Fail – as above</text:p>
          </table:table-cell>
        </table:table-row>
      </table:table>
      <text:p text:style-name="P12"/>
      <text:p text:style-name="Standard"/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h text:style-name="Heading_20_1" text:outline-level="1">REFERENCES</text:h>
          </text:index-title>
        </text:index-body>
      </text:bibliography>
      <text:list xml:id="list31280652" text:style-name="L1">
        <text:list-item>
          <text:p text:style-name="P16">User interaction design.</text:p>
        </text:list-item>
        <text:list-item>
          <text:p text:style-name="P17">Software Engineering Group Projects Monster Mash Game Requirements Specification.</text:p>
        </text:list-item>
      </text:list>
      <text:h text:style-name="Heading_20_1" text:outline-level="1"><text:bookmark text:name="__RefHeading__1423_1460911605"/>DOCUMENT CHANGE HISTORY<text:bookmark-end text:name="__RefHeading__1423_1460911605"/></text:h>
      <table:table table:name="Changes" table:style-name="Changes">
        <table:table-column table:style-name="Changes.A"/>
        <table:table-column table:style-name="Changes.B"/>
        <table:table-column table:style-name="Changes.C"/>
        <table:table-column table:style-name="Changes.D"/>
        <table:table-column table:style-name="Changes.E"/>
        <table:table-header-rows>
          <table:table-row table:style-name="Changes.1">
            <table:table-cell table:style-name="Changes.A1" office:value-type="string">
              <text:p text:style-name="P3">Version</text:p>
            </table:table-cell>
            <table:table-cell table:style-name="Changes.A1" office:value-type="string">
              <text:p text:style-name="P3">CCF No.</text:p>
            </table:table-cell>
            <table:table-cell table:style-name="Changes.A1" office:value-type="string">
              <text:p text:style-name="P3">Date</text:p>
            </table:table-cell>
            <table:table-cell table:style-name="Changes.A1" office:value-type="string">
              <text:p text:style-name="P4">Sections changed</text:p>
            </table:table-cell>
            <table:table-cell table:style-name="Changes.E1" office:value-type="string">
              <text:p text:style-name="P4">Changed by</text:p>
            </table:table-cell>
          </table:table-row>
        </table:table-header-rows>
        <table:table-row table:style-name="Changes.1">
          <table:table-cell table:style-name="Changes.A2" office:value-type="string">
            <text:p text:style-name="P6">0.1</text:p>
          </table:table-cell>
          <table:table-cell table:style-name="Changes.A2" office:value-type="string">
            <text:p text:style-name="P6">N/A</text:p>
          </table:table-cell>
          <table:table-cell table:style-name="Changes.A2" office:value-type="string">
            <text:p text:style-name="P6">13/11/12</text:p>
          </table:table-cell>
          <table:table-cell table:style-name="Changes.A2" office:value-type="string">
            <text:p text:style-name="Table_20_Contents">Test Spec Creation</text:p>
          </table:table-cell>
          <table:table-cell table:style-name="Changes.E2" office:value-type="string">
            <text:p text:style-name="Table_20_Contents">Adrian Gawryszewski</text:p>
          </table:table-cell>
        </table:table-row>
        <table:table-row table:style-name="Changes.1">
          <table:table-cell table:style-name="Changes.A3" office:value-type="float" office:value="1">
            <text:p text:style-name="P6">1</text:p>
          </table:table-cell>
          <table:table-cell table:style-name="Changes.A2" office:value-type="string">
            <text:p text:style-name="P6">N/A</text:p>
          </table:table-cell>
          <table:table-cell table:style-name="Changes.A2" office:value-type="string">
            <text:p text:style-name="P6">16/11/12</text:p>
          </table:table-cell>
          <table:table-cell table:style-name="Changes.A2" office:value-type="string">
            <text:p text:style-name="Table_20_Contents">Views added to Test Spec. on pages 12-13.</text:p>
          </table:table-cell>
          <table:table-cell table:style-name="Changes.E2" office:value-type="string">
            <text:p text:style-name="Table_20_Contents">Daniel Stuessy</text:p>
          </table:table-cell>
        </table:table-row>
        <table:table-row table:style-name="Changes.1">
          <table:table-cell table:style-name="Changes.A3" office:value-type="float" office:value="1.1">
            <text:p text:style-name="P6">1.1</text:p>
          </table:table-cell>
          <table:table-cell table:style-name="Changes.A2" office:value-type="string">
            <text:p text:style-name="P6">N/A</text:p>
          </table:table-cell>
          <table:table-cell table:style-name="Changes.A2" office:value-type="string">
            <text:p text:style-name="P6">17/2/2012</text:p>
          </table:table-cell>
          <table:table-cell table:style-name="Changes.A2" office:value-type="string">
            <text:p text:style-name="Table_20_Contents">Feedback adjustments made: </text:p>
            <text:p text:style-name="Table_20_Contents"/>
            <text:p text:style-name="Table_20_Contents">“<text:span text:style-name="T2">Complete and correct?: Test 15, should also have case where friends details are incorrect. Test 34-47no requirement being tested is listed. Test 39 swap monster not a requirement.</text:span> ”</text:p>
            <text:p text:style-name="Table_20_Contents"/>
            <text:p text:style-name="Table_20_Contents">and</text:p>
            <text:p text:style-name="Table_20_Contents"/>
            <text:p text:style-name="Table_20_Contents">“...<text:span text:style-name="T2">some typos e.g. filed -&gt; field.</text:span>”</text:p>
          </table:table-cell>
          <table:table-cell table:style-name="Changes.E2" office:value-type="string">
            <text:p text:style-name="Table_20_Contents">Daniel Stuessy</text:p>
          </table:table-cell>
        </table:table-row>
        <table:table-row table:style-name="Changes.1">
          <table:table-cell table:style-name="Changes.A3" office:value-type="float" office:value="1.2">
            <text:p text:style-name="P6">1.2</text:p>
          </table:table-cell>
          <table:table-cell table:style-name="Changes.A2" office:value-type="string">
            <text:p text:style-name="P6">N/A</text:p>
          </table:table-cell>
          <table:table-cell table:style-name="Changes.C5" office:value-type="date" office:date-value="2013-02-17">
            <text:p text:style-name="P6">17/02/13</text:p>
          </table:table-cell>
          <table:table-cell table:style-name="Changes.A2" office:value-type="string">
            <text:p text:style-name="Table_20_Contents">Changed/deleted unnecessary test.</text:p>
          </table:table-cell>
          <table:table-cell table:style-name="Changes.E2" office:value-type="string">
            <text:p text:style-name="Table_20_Contents">Adrian Gawryszewski</text:p>
          </table:table-cell>
        </table:table-row>
        <table:table-row table:style-name="Changes.1">
          <table:table-cell table:style-name="Changes.A3" office:value-type="float" office:value="1.3">
            <text:p text:style-name="P6">1.3</text:p>
          </table:table-cell>
          <table:table-cell table:style-name="Changes.A2" office:value-type="string">
            <text:p text:style-name="P6">N/A</text:p>
          </table:table-cell>
          <table:table-cell table:style-name="Changes.C5" office:value-type="date" office:date-value="2013-02-17">
            <text:p text:style-name="P6">17/02/13</text:p>
          </table:table-cell>
          <table:table-cell table:style-name="Changes.A2" office:value-type="string">
            <text:p text:style-name="Table_20_Contents">Perform all the tests.</text:p>
          </table:table-cell>
          <table:table-cell table:style-name="Changes.E2" office:value-type="string">
            <text:p text:style-name="Table_20_Contents">Adrian Gawryszewski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tahoma, verdana, arial, sans-serif"/>
    <style:font-face style:name="TimesNewRomanPSMT" svg:font-family="TimesNewRomanPSMT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DejaVu Sans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Free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15%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0%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20%" fo:text-shadow="1pt 1pt" fo:font-weight="bold" style:font-size-asian="115%" style:font-weight-asian="bold" style:font-size-complex="11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5%" fo:font-style="normal" fo:font-weight="bold" style:font-size-asian="85%" style:font-style-asian="italic" style:font-weight-asian="bold" style:font-size-complex="85%" style:font-style-complex="italic" style:font-weight-complex="normal"/>
    </style:style>
    <style:style style:name="Header" style:family="paragraph" style:parent-style-name="Standard" style:class="extra">
      <style:paragraph-properties fo:text-align="center" style:justify-single-word="false"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0%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ubject>The Software Development Life Cycle - Group Project</text:subject> - <text:title>Document Name</text:title> - Version 1.1 (<text:variable-get text:name="DocumentStatus" office:value-type="string"/>) </text:p>
      </style:header>
      <style:footer>
        <text:p text:style-name="Header">Aberystwyth University - Computer Science – Page <text:page-number text:select-page="current">12</text:page-number> of <text:page-count>1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2T23:33:12</meta:creation-date>
    <meta:editing-cycles>1</meta:editing-cycles>
    <meta:editing-duration>P0D</meta:editing-duration>
    <dc:title>Document Name</dc:title>
    <meta:generator>OpenOffice.org/3.3$Win32 OpenOffice.org_project/330m20$Build-9567</meta:generator>
    <dc:subject>The Software Development Life Cycle - Group Project</dc:subject>
    <meta:document-statistic meta:table-count="13" meta:image-count="0" meta:object-count="0" meta:page-count="12" meta:paragraph-count="494" meta:word-count="2666" meta:character-count="15431"/>
  </office:meta>
</office:document-meta>
</file>